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ba4c" officeooo:paragraph-rsid="0006ba4c"/>
    </style:style>
    <style:style style:name="P2" style:family="paragraph" style:parent-style-name="Standard">
      <style:text-properties officeooo:paragraph-rsid="0006ba4c"/>
    </style:style>
    <style:style style:name="P3" style:family="paragraph" style:parent-style-name="Standard" style:list-style-name="L1">
      <style:text-properties officeooo:paragraph-rsid="0006ba4c"/>
    </style:style>
    <style:style style:name="P4" style:family="paragraph" style:parent-style-name="Standard" style:list-style-name="L1">
      <style:text-properties officeooo:paragraph-rsid="0012367d"/>
    </style:style>
    <style:style style:name="P5" style:family="paragraph" style:parent-style-name="Standard" style:list-style-name="L1">
      <style:text-properties officeooo:rsid="000534a8" officeooo:paragraph-rsid="000534a8"/>
    </style:style>
    <style:style style:name="P6" style:family="paragraph" style:parent-style-name="Standard" style:list-style-name="L1">
      <style:text-properties officeooo:rsid="0006ba4c" officeooo:paragraph-rsid="0006ba4c"/>
    </style:style>
    <style:style style:name="P7" style:family="paragraph" style:parent-style-name="Standard" style:list-style-name="L1">
      <style:text-properties officeooo:rsid="0006ba4c" officeooo:paragraph-rsid="0016f963"/>
    </style:style>
    <style:style style:name="P8" style:family="paragraph" style:parent-style-name="Standard" style:list-style-name="L1">
      <style:text-properties officeooo:rsid="0006ba4c" officeooo:paragraph-rsid="001a74f9"/>
    </style:style>
    <style:style style:name="P9" style:family="paragraph" style:parent-style-name="Standard" style:list-style-name="L1">
      <style:text-properties officeooo:rsid="0006ba4c" officeooo:paragraph-rsid="001b10eb"/>
    </style:style>
    <style:style style:name="P10" style:family="paragraph" style:parent-style-name="Standard" style:list-style-name="L1">
      <style:text-properties officeooo:rsid="00090bd1" officeooo:paragraph-rsid="00090bd1"/>
    </style:style>
    <style:style style:name="P11" style:family="paragraph" style:parent-style-name="Standard" style:list-style-name="L1">
      <style:text-properties officeooo:rsid="00090bd1" officeooo:paragraph-rsid="000ab320"/>
    </style:style>
    <style:style style:name="P12" style:family="paragraph" style:parent-style-name="Standard" style:list-style-name="L1">
      <style:text-properties officeooo:rsid="00090bd1" officeooo:paragraph-rsid="000c9dea"/>
    </style:style>
    <style:style style:name="P13" style:family="paragraph" style:parent-style-name="Standard" style:list-style-name="L1">
      <style:text-properties officeooo:rsid="00090bd1" officeooo:paragraph-rsid="000e56d0"/>
    </style:style>
    <style:style style:name="P14" style:family="paragraph" style:parent-style-name="Standard" style:list-style-name="L1">
      <style:text-properties officeooo:rsid="00090bd1" officeooo:paragraph-rsid="000f77ac"/>
    </style:style>
    <style:style style:name="P15" style:family="paragraph" style:parent-style-name="Standard" style:list-style-name="L1">
      <style:text-properties officeooo:rsid="00090bd1" officeooo:paragraph-rsid="00107696"/>
    </style:style>
    <style:style style:name="P16" style:family="paragraph" style:parent-style-name="Standard" style:list-style-name="L1">
      <style:text-properties officeooo:rsid="00090bd1" officeooo:paragraph-rsid="0012367d"/>
    </style:style>
    <style:style style:name="P17" style:family="paragraph" style:parent-style-name="Standard" style:list-style-name="L1">
      <style:text-properties officeooo:rsid="000ab320" officeooo:paragraph-rsid="000ab320"/>
    </style:style>
    <style:style style:name="P18" style:family="paragraph" style:parent-style-name="Standard" style:list-style-name="L1">
      <style:text-properties officeooo:rsid="000b72c1" officeooo:paragraph-rsid="000b72c1"/>
    </style:style>
    <style:style style:name="P19" style:family="paragraph" style:parent-style-name="Standard" style:list-style-name="L1">
      <style:text-properties officeooo:rsid="000c9dea" officeooo:paragraph-rsid="000c9dea"/>
    </style:style>
    <style:style style:name="P20" style:family="paragraph" style:parent-style-name="Standard" style:list-style-name="L1">
      <style:text-properties officeooo:rsid="000e56d0" officeooo:paragraph-rsid="000e56d0"/>
    </style:style>
    <style:style style:name="P21" style:family="paragraph" style:parent-style-name="Standard" style:list-style-name="L1">
      <style:text-properties officeooo:rsid="000f77ac" officeooo:paragraph-rsid="000f77ac"/>
    </style:style>
    <style:style style:name="P22" style:family="paragraph" style:parent-style-name="Standard" style:list-style-name="L1">
      <style:text-properties officeooo:rsid="00107696" officeooo:paragraph-rsid="00107696"/>
    </style:style>
    <style:style style:name="P23" style:family="paragraph" style:parent-style-name="Standard" style:list-style-name="L1">
      <style:text-properties officeooo:rsid="00122297" officeooo:paragraph-rsid="00122297"/>
    </style:style>
    <style:style style:name="P24" style:family="paragraph" style:parent-style-name="Standard" style:list-style-name="L1">
      <style:text-properties officeooo:rsid="0013de16" officeooo:paragraph-rsid="0013de16"/>
    </style:style>
    <style:style style:name="P25" style:family="paragraph" style:parent-style-name="Standard" style:list-style-name="L1">
      <style:text-properties officeooo:rsid="0013de16" officeooo:paragraph-rsid="00154f06"/>
    </style:style>
    <style:style style:name="P26" style:family="paragraph" style:parent-style-name="Standard" style:list-style-name="L1">
      <style:text-properties officeooo:rsid="0013de16" officeooo:paragraph-rsid="0015c9d9"/>
    </style:style>
    <style:style style:name="P27" style:family="paragraph" style:parent-style-name="Standard" style:list-style-name="L1">
      <style:text-properties officeooo:rsid="0013de16" officeooo:paragraph-rsid="001cea05"/>
    </style:style>
    <style:style style:name="P28" style:family="paragraph" style:parent-style-name="Standard" style:list-style-name="L1">
      <style:text-properties officeooo:rsid="00154f06" officeooo:paragraph-rsid="00154f06"/>
    </style:style>
    <style:style style:name="P29" style:family="paragraph" style:parent-style-name="Standard" style:list-style-name="L1">
      <style:text-properties officeooo:rsid="0015c9d9" officeooo:paragraph-rsid="0015c9d9"/>
    </style:style>
    <style:style style:name="P30" style:family="paragraph" style:parent-style-name="Standard" style:list-style-name="L1">
      <style:text-properties officeooo:rsid="0016f963" officeooo:paragraph-rsid="0016f963"/>
    </style:style>
    <style:style style:name="P31" style:family="paragraph" style:parent-style-name="Standard" style:list-style-name="L1">
      <style:text-properties officeooo:rsid="00187725" officeooo:paragraph-rsid="00187725"/>
    </style:style>
    <style:style style:name="P32" style:family="paragraph" style:parent-style-name="Standard">
      <style:text-properties officeooo:rsid="00187725" officeooo:paragraph-rsid="00187725"/>
    </style:style>
    <style:style style:name="P33" style:family="paragraph" style:parent-style-name="Standard" style:list-style-name="L1">
      <style:text-properties officeooo:rsid="001a74f9" officeooo:paragraph-rsid="001a74f9"/>
    </style:style>
    <style:style style:name="P34" style:family="paragraph" style:parent-style-name="Standard" style:list-style-name="L1">
      <style:text-properties officeooo:rsid="001b10eb" officeooo:paragraph-rsid="001b10eb"/>
    </style:style>
    <style:style style:name="P35" style:family="paragraph" style:parent-style-name="Standard" style:list-style-name="L1">
      <style:text-properties officeooo:rsid="001d416d" officeooo:paragraph-rsid="001d416d"/>
    </style:style>
    <style:style style:name="T1" style:family="text">
      <style:text-properties officeooo:rsid="0006ba4c"/>
    </style:style>
    <style:style style:name="T2" style:family="text">
      <style:text-properties officeooo:rsid="00087c12"/>
    </style:style>
    <style:style style:name="T3" style:family="text">
      <style:text-properties officeooo:rsid="00090bd1"/>
    </style:style>
    <style:style style:name="T4" style:family="text">
      <style:text-properties officeooo:rsid="000ab320"/>
    </style:style>
    <style:style style:name="T5" style:family="text">
      <style:text-properties officeooo:rsid="000c9dea"/>
    </style:style>
    <style:style style:name="T6" style:family="text">
      <style:text-properties officeooo:rsid="000d6b95"/>
    </style:style>
    <style:style style:name="T7" style:family="text">
      <style:text-properties officeooo:rsid="000e56d0"/>
    </style:style>
    <style:style style:name="T8" style:family="text">
      <style:text-properties officeooo:rsid="000f77ac"/>
    </style:style>
    <style:style style:name="T9" style:family="text">
      <style:text-properties officeooo:rsid="00107696"/>
    </style:style>
    <style:style style:name="T10" style:family="text">
      <style:text-properties officeooo:rsid="00122297"/>
    </style:style>
    <style:style style:name="T11" style:family="text">
      <style:text-properties officeooo:rsid="0012367d"/>
    </style:style>
    <style:style style:name="T12" style:family="text">
      <style:text-properties officeooo:rsid="00154f06"/>
    </style:style>
    <style:style style:name="T13" style:family="text">
      <style:text-properties officeooo:rsid="0015c9d9"/>
    </style:style>
    <style:style style:name="T14" style:family="text">
      <style:text-properties officeooo:rsid="0016f963"/>
    </style:style>
    <style:style style:name="T15" style:family="text">
      <style:text-properties officeooo:rsid="00182c3d"/>
    </style:style>
    <style:style style:name="T16" style:family="text">
      <style:text-properties officeooo:rsid="00187725"/>
    </style:style>
    <style:style style:name="T17" style:family="text">
      <style:text-properties officeooo:rsid="001a74f9"/>
    </style:style>
    <style:style style:name="T18" style:family="text">
      <style:text-properties officeooo:rsid="001b10eb"/>
    </style:style>
    <style:style style:name="T19" style:family="text">
      <style:text-properties officeooo:rsid="001cea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6082820" text:style-name="L1">
        <text:list-item>
          <text:p text:style-name="P5">Repeat sign at bar 48 to beginning : row 62 <text:span text:style-name="T2">(included) </text:span>to 124 (not included) deleted</text:p>
          <text:p text:style-name="P5"/>
        </text:list-item>
        <text:list-item>
          <text:p text:style-name="P3"><text:span text:style-name="T1">Repeat sign at </text:span><text:span text:style-name="T3">bar </text:span><text:span text:style-name="T1">17 to beginning with 2 different endings of 4 bars. However the chord of the first ending (an E major) starts bar 112 and lasts 6 bars : row 87 </text:span><text:span text:style-name="T2">(included) </text:span><text:span text:style-name="T1">to 175 (not included) deleted</text:span></text:p>
          <text:p text:style-name="P3"/>
        </text:list-item>
        <text:list-item>
          <text:p text:style-name="P6">Repeat sign at<text:span text:style-name="T2"> bar 90 to beginning </text:span><text:span text:style-name="T3">with 2 different endings of 1 bar </text:span><text:span text:style-name="T2">: row 120 (included) to 241 (not included) deleted</text:span></text:p>
          <text:p text:style-name="P6"/>
        </text:list-item>
        <text:list-item>
          <text:p text:style-name="P10">Repeat sign at bar 136 to beginning : row 156 (included) to 312 (not included) deleted</text:p>
          <text:p text:style-name="P10"/>
        </text:list-item>
        <text:list-item>
          <text:p text:style-name="P11">Repeat sign at bar 1<text:span text:style-name="T4">05</text:span> to beginning : row <text:span text:style-name="T4">86</text:span> (included) to <text:span text:style-name="T4">172</text:span> (not included) deleted</text:p>
          <text:p text:style-name="P17"/>
        </text:list-item>
        <text:list-item>
          <text:p text:style-name="P18">Repeat sign at bar 67 to beginning <text:span text:style-name="T5">with 2 different endings of 1 bar : row 81 (included) to 123 ( not included) deleted</text:span></text:p>
          <text:p text:style-name="P19">Repeat sign at the end to bar 68 (2 endings but similar) : row 230 <text:span text:style-name="T9">(of the new df) </text:span>to <text:s/>the end of the df deleted</text:p>
          <text:p text:style-name="P19"/>
        </text:list-item>
        <text:list-item>
          <text:p text:style-name="P12">Repeat sign at bar 1<text:span text:style-name="T5">24</text:span> to beginning : row <text:span text:style-name="T5">1</text:span><text:span text:style-name="T4">6</text:span><text:span text:style-name="T5">0</text:span> (included) to <text:span text:style-name="T5">360 </text:span>(not included) deleted</text:p>
          <text:p text:style-name="P19"/>
        </text:list-item>
        <text:list-item>
          <text:p text:style-name="P13">Repeat sign at bar 1<text:span text:style-name="T6">32</text:span> to <text:span text:style-name="T6">bar 11 with 2 endings</text:span> : row <text:span text:style-name="T5">1</text:span><text:span text:style-name="T4">6</text:span><text:span text:style-name="T6">7 (</text:span>included) to <text:span text:style-name="T6">296</text:span><text:span text:style-name="T5"> </text:span>(not included) deleted</text:p>
          <text:p text:style-name="P13"/>
        </text:list-item>
        <text:list-item>
          <text:p text:style-name="P13"><text:span text:style-name="T5">Repeat sign at bar 6</text:span><text:span text:style-name="T6">1</text:span><text:span text:style-name="T5"> </text:span><text:span text:style-name="T6">to bar 2 </text:span><text:span text:style-name="T5">(2 endings but similar) : row </text:span><text:span text:style-name="T6">1</text:span><text:span text:style-name="T5">0</text:span><text:span text:style-name="T6">1 (included)</text:span><text:span text:style-name="T5"> to </text:span><text:span text:style-name="T6">202 (not included)</text:span><text:span text:style-name="T5"> deleted</text:span></text:p>
          <text:p text:style-name="P20"/>
        </text:list-item>
        <text:list-item>
          <text:p text:style-name="P13">Repeat sign at bar <text:span text:style-name="T7">62</text:span> to beginning : row <text:span text:style-name="T7">82</text:span> (included) to <text:span text:style-name="T7">124</text:span><text:span text:style-name="T5"> </text:span>(not included) deleted</text:p>
          <text:p text:style-name="P20"/>
        </text:list-item>
        <text:list-item>
          <text:p text:style-name="P14">Repeat sign at bar <text:span text:style-name="T7">6</text:span><text:span text:style-name="T8">8</text:span> to beginning : row <text:span text:style-name="T8">127</text:span> (included) to <text:span text:style-name="T8">254</text:span><text:span text:style-name="T5"> </text:span>(not included) deleted</text:p>
          <text:p text:style-name="P14"/>
        </text:list-item>
        <text:list-item>
          <text:p text:style-name="P14">-</text:p>
          <text:p text:style-name="P21"/>
        </text:list-item>
        <text:list-item>
          <text:p text:style-name="P15"><text:span text:style-name="T5">Repeat sign at bar </text:span><text:span text:style-name="T9">4</text:span><text:span text:style-name="T5"> </text:span><text:span text:style-name="T6">to </text:span><text:span text:style-name="T9">beginning :</text:span><text:span text:style-name="T5"> row </text:span><text:span text:style-name="T9">5 </text:span><text:span text:style-name="T6">(included)</text:span><text:span text:style-name="T5"> to </text:span><text:span text:style-name="T9">10 </text:span><text:span text:style-name="T6">(not included)</text:span><text:span text:style-name="T5"> deleted</text:span></text:p>
          <text:p text:style-name="P15"><text:span text:style-name="T5">Repeat sign at bar </text:span><text:span text:style-name="T9">8</text:span><text:span text:style-name="T5"> </text:span><text:span text:style-name="T6">to </text:span><text:span text:style-name="T9">bar 5 (2 endings but similar) :</text:span><text:span text:style-name="T5"> row </text:span><text:span text:style-name="T9">13 </text:span><text:span text:style-name="T6">(included)</text:span><text:span text:style-name="T5"> to </text:span><text:span text:style-name="T9">21 </text:span><text:span text:style-name="T6">(not included)</text:span><text:span text:style-name="T5"> </text:span><text:span text:style-name="T9">(of the new df) </text:span><text:span text:style-name="T5">deleted</text:span></text:p>
          <text:p text:style-name="P15"><text:span text:style-name="T5">Repeat sign at bar </text:span><text:span text:style-name="T9">13</text:span><text:span text:style-name="T5"> </text:span><text:span text:style-name="T6">to </text:span><text:span text:style-name="T9">bar 10 (2 endings but similar) :</text:span><text:span text:style-name="T5"> row </text:span><text:span text:style-name="T9">17 </text:span><text:span text:style-name="T6">(included)</text:span><text:span text:style-name="T5"> to </text:span><text:span text:style-name="T9">21 </text:span><text:span text:style-name="T6">(not included)</text:span><text:span text:style-name="T5"> </text:span><text:span text:style-name="T9">(of the new df) </text:span><text:span text:style-name="T5">deleted</text:span></text:p>
          <text:p text:style-name="P15"><text:span text:style-name="T5">Repeat sign at bar </text:span><text:span text:style-name="T9">47</text:span><text:span text:style-name="T5"> </text:span><text:span text:style-name="T6">to </text:span><text:span text:style-name="T9">bar 39 (2 endings but similar) :</text:span><text:span text:style-name="T5"> row </text:span><text:span text:style-name="T9">76 </text:span><text:span text:style-name="T6">(included)</text:span><text:span text:style-name="T5"> to </text:span><text:span text:style-name="T9">89 </text:span><text:span text:style-name="T6">(not included)</text:span><text:span text:style-name="T5"> </text:span><text:span text:style-name="T9">(of the new df) <text:s/></text:span><text:span text:style-name="T5">deleted</text:span></text:p>
          <text:p text:style-name="P22"/>
        </text:list-item>
        <text:list-item>
          <text:p text:style-name="P22">-</text:p>
          <text:p text:style-name="P22"/>
        </text:list-item>
        <text:list-item>
          <text:p text:style-name="P16">Repeat sign at bar <text:span text:style-name="T10">162</text:span> to beginning <text:span text:style-name="T9">(2 endings but similar) </text:span>: row <text:span text:style-name="T8">1</text:span><text:span text:style-name="T10">76</text:span> (included) to <text:span text:style-name="T10">352</text:span><text:span text:style-name="T5"> </text:span>(not included) deleted</text:p>
          <text:p text:style-name="P23"/>
        </text:list-item>
        <text:list-item>
          <text:p text:style-name="P4"><text:span text:style-name="T3">Repeat sign at bar </text:span><text:span text:style-name="T11">113</text:span><text:span text:style-name="T3"> to b</text:span><text:span text:style-name="T11">ar 3 </text:span><text:span text:style-name="T3">: row </text:span><text:span text:style-name="T8">1</text:span><text:span text:style-name="T11">03</text:span><text:span text:style-name="T3"> (included) to </text:span><text:span text:style-name="T8">2</text:span><text:span text:style-name="T11">06 </text:span><text:span text:style-name="T3">(not included) deleted</text:span></text:p>
          <text:p text:style-name="P24"/>
        </text:list-item>
        <text:list-item>
          <text:p text:style-name="P25"><text:span text:style-name="T3">Repeat sign at bar </text:span><text:span text:style-name="T12">92</text:span><text:span text:style-name="T3"> to </text:span><text:span text:style-name="T12">beginning </text:span><text:span text:style-name="T3">: row </text:span><text:span text:style-name="T12">89 </text:span><text:span text:style-name="T3">(included) to </text:span><text:span text:style-name="T12">178</text:span><text:span text:style-name="T11"> </text:span><text:span text:style-name="T3">(not included) deleted</text:span></text:p>
          <text:p text:style-name="P28"/>
        </text:list-item>
        <text:list-item>
          <text:p text:style-name="P25"><text:span text:style-name="T3">Repeat sign at bar </text:span><text:span text:style-name="T12">88</text:span><text:span text:style-name="T3"> to </text:span><text:span text:style-name="T12">beginning </text:span><text:span text:style-name="T3">: row </text:span><text:span text:style-name="T12">87 </text:span><text:span text:style-name="T3">(included) to </text:span><text:span text:style-name="T12">174</text:span><text:span text:style-name="T11"> </text:span><text:span text:style-name="T3">(not included) deleted</text:span></text:p>
          <text:p text:style-name="P28"/>
        </text:list-item>
        <text:list-item>
          <text:p text:style-name="P25"><text:span text:style-name="T3">Repeat sign at bar </text:span><text:span text:style-name="T12">33</text:span><text:span text:style-name="T3"> to </text:span><text:span text:style-name="T12">beginning </text:span><text:span text:style-name="T3">: row </text:span><text:span text:style-name="T13">44</text:span><text:span text:style-name="T12"> </text:span><text:span text:style-name="T3">(included) to </text:span><text:span text:style-name="T13">89 </text:span><text:span text:style-name="T3">(not included) deleted</text:span></text:p>
          <text:p text:style-name="P29"><text:soft-page-break/></text:p>
        </text:list-item>
        <text:list-item>
          <text:p text:style-name="P26"><text:span text:style-name="T3">Repeat sign at bar </text:span><text:span text:style-name="T13">52</text:span><text:span text:style-name="T3"> to </text:span><text:span text:style-name="T12">beginning </text:span><text:span text:style-name="T3">: row </text:span><text:span text:style-name="T13">105</text:span><text:span text:style-name="T12"> </text:span><text:span text:style-name="T3">(included) to </text:span><text:span text:style-name="T13">210</text:span><text:span text:style-name="T11"> </text:span><text:span text:style-name="T3">(not included) deleted</text:span></text:p>
          <text:p text:style-name="P30"/>
        </text:list-item>
        <text:list-item>
          <text:p text:style-name="P7">Repeat sign at<text:span text:style-name="T2"> bar </text:span><text:span text:style-name="T14">87</text:span><text:span text:style-name="T2"> to b</text:span><text:span text:style-name="T14">ar 3</text:span><text:span text:style-name="T2"> </text:span><text:span text:style-name="T3">with 2 different endings of </text:span><text:span text:style-name="T14">2</text:span><text:span text:style-name="T3"> bar</text:span><text:span text:style-name="T14">s</text:span><text:span text:style-name="T3"> </text:span><text:span text:style-name="T2">: row </text:span><text:span text:style-name="T14">137</text:span><text:span text:style-name="T2"> (included) to </text:span><text:span text:style-name="T14">274</text:span><text:span text:style-name="T2"> (not included) deleted</text:span></text:p>
          <text:p text:style-name="P30"/>
        </text:list-item>
        <text:list-item>
          <text:p text:style-name="P30">-</text:p>
          <text:p text:style-name="P30"/>
        </text:list-item>
        <text:list-item>
          <text:p text:style-name="P30">-</text:p>
          <text:p text:style-name="P30"/>
        </text:list-item>
        <text:list-item>
          <text:p text:style-name="P7">Repeat sign at<text:span text:style-name="T2"> bar </text:span><text:span text:style-name="T14">40</text:span><text:span text:style-name="T2"> to b</text:span><text:span text:style-name="T14">ar 7</text:span><text:span text:style-name="T2"> </text:span><text:span text:style-name="T3">with 2 different endings of </text:span><text:span text:style-name="T14">2</text:span><text:span text:style-name="T3"> bar</text:span><text:span text:style-name="T14">s</text:span><text:span text:style-name="T3"> </text:span><text:span text:style-name="T2">: row </text:span><text:span text:style-name="T15">76</text:span><text:span text:style-name="T2"> (included) to </text:span><text:span text:style-name="T15">148</text:span><text:span text:style-name="T2"> (not included) deleted</text:span></text:p>
          <text:p text:style-name="P9">Repeat sign at<text:span text:style-name="T2"> bar </text:span><text:span text:style-name="T16">108</text:span><text:span text:style-name="T2"> to b</text:span><text:span text:style-name="T14">ar </text:span><text:span text:style-name="T16">42</text:span><text:span text:style-name="T2"> </text:span><text:span text:style-name="T3">with 2 different endings o</text:span><text:span text:style-name="T16">1</text:span><text:span text:style-name="T3"> </text:span><text:span text:style-name="T14">2</text:span><text:span text:style-name="T3"> bar</text:span><text:span text:style-name="T14">s</text:span><text:span text:style-name="T3"> </text:span><text:span text:style-name="T2">: row </text:span><text:span text:style-name="T16">205</text:span><text:span text:style-name="T2"> (included) to </text:span><text:span text:style-name="T16">333</text:span><text:span text:style-name="T2"> (not included) </text:span><text:span text:style-name="T9">(of the new df) </text:span><text:span text:style-name="T2">delete</text:span><text:span text:style-name="T17">d</text:span></text:p>
          <text:p text:style-name="P33"/>
        </text:list-item>
        <text:list-item>
          <text:p text:style-name="P8">Repeat sign at<text:span text:style-name="T2"> bar </text:span><text:span text:style-name="T17">5</text:span><text:span text:style-name="T14">0</text:span><text:span text:style-name="T2"> to </text:span><text:span text:style-name="T17">beginning</text:span><text:span text:style-name="T2"> </text:span><text:span text:style-name="T3">with 2 different endings of </text:span><text:span text:style-name="T14">2</text:span><text:span text:style-name="T3"> bar</text:span><text:span text:style-name="T14">s</text:span><text:span text:style-name="T3"> </text:span><text:span text:style-name="T2">: row </text:span><text:span text:style-name="T18">43</text:span><text:span text:style-name="T2"> (included) to </text:span><text:span text:style-name="T18">86</text:span><text:span text:style-name="T2"> (not included) deleted</text:span></text:p>
          <text:p text:style-name="P9">Repeat sign at<text:span text:style-name="T2"> bar </text:span><text:span text:style-name="T16">108</text:span><text:span text:style-name="T2"> to b</text:span><text:span text:style-name="T14">ar </text:span><text:span text:style-name="T18">174</text:span><text:span text:style-name="T2"> </text:span><text:span text:style-name="T3">with </text:span><text:span text:style-name="T18">53</text:span><text:span text:style-name="T3"> different endings o</text:span><text:span text:style-name="T16">1</text:span><text:span text:style-name="T3"> </text:span><text:span text:style-name="T18">4</text:span><text:span text:style-name="T3"> bar</text:span><text:span text:style-name="T14">s</text:span><text:span text:style-name="T3"> </text:span><text:span text:style-name="T2">: row </text:span><text:span text:style-name="T18">4</text:span><text:span text:style-name="T16">5</text:span><text:span text:style-name="T2"> (included) to </text:span><text:span text:style-name="T18">1</text:span><text:span text:style-name="T16">33</text:span><text:span text:style-name="T2"> (not included) </text:span><text:span text:style-name="T9">(of the new df) </text:span><text:span text:style-name="T2">delete</text:span><text:span text:style-name="T17">d</text:span></text:p>
          <text:p text:style-name="P33"/>
        </text:list-item>
        <text:list-item>
          <text:p text:style-name="P33">Repeat sign at bar 69 to bar 17 with 2 different endings of 2 bars : row 112 (included) to 186 (not included) deleted</text:p>
          <text:p text:style-name="P34"/>
        </text:list-item>
        <text:list-item>
          <text:p text:style-name="P34">-</text:p>
          <text:p text:style-name="P34"/>
        </text:list-item>
        <text:list-item>
          <text:p text:style-name="P34">-</text:p>
          <text:p text:style-name="P34"/>
        </text:list-item>
        <text:list-item>
          <text:p text:style-name="P27"><text:span text:style-name="T3">Repeat sign at bar </text:span><text:span text:style-name="T19">125</text:span><text:span text:style-name="T3"> to </text:span><text:span text:style-name="T12">beginning </text:span><text:span text:style-name="T3">: row </text:span><text:span text:style-name="T19">203</text:span><text:span text:style-name="T12"> </text:span><text:span text:style-name="T3">(included) to </text:span><text:span text:style-name="T19">40</text:span><text:span text:style-name="T12">8</text:span><text:span text:style-name="T11"> </text:span><text:span text:style-name="T3">(not included) deleted</text:span></text:p>
          <text:p text:style-name="P35"/>
        </text:list-item>
        <text:list-item>
          <text:p text:style-name="P35">-</text:p>
          <text:p text:style-name="P35"/>
        </text:list-item>
        <text:list-item>
          <text:p text:style-name="P35">-</text:p>
          <text:p text:style-name="P35"/>
        </text:list-item>
        <text:list-item>
          <text:p text:style-name="P35"><text:span text:style-name="T3">Repeat sign at bar </text:span>69<text:span text:style-name="T3"> to b</text:span><text:span text:style-name="T11">ar </text:span>19<text:span text:style-name="T11"> </text:span><text:span text:style-name="T3">: row </text:span>135<text:span text:style-name="T3"> (included) to </text:span><text:span text:style-name="T8">2</text:span>34<text:span text:style-name="T11"> </text:span><text:span text:style-name="T3">(not included) deleted</text:span></text:p>
          <text:p text:style-name="P31"/>
        </text:list-item>
      </text:list>
      <text:p text:style-name="P32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6:01:03.969351714</meta:creation-date>
    <dc:date>2021-05-27T14:39:37.057412414</dc:date>
    <meta:editing-duration>PT45M20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38" meta:word-count="666" meta:character-count="3232" meta:non-whitespace-character-count="2634"/>
  </office:meta>
</office:document-meta>
</file>